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mata" svg:font-family="Armata,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5bf11"/>
    </style:style>
    <style:style style:name="P2" style:family="paragraph" style:parent-style-name="Text_20_body">
      <style:paragraph-properties fo:text-align="center" style:justify-single-word="false"/>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ext-properties officeooo:paragraph-rsid="0005bf11"/>
    </style:style>
    <style:style style:name="P5" style:family="paragraph" style:parent-style-name="Text_20_body">
      <style:paragraph-properties fo:margin-left="0in" fo:margin-right="0in" fo:text-indent="0in" style:auto-text-indent="false"/>
      <style:text-properties officeooo:rsid="0006f64e" officeooo:paragraph-rsid="0006f64e"/>
    </style:style>
    <style:style style:name="P6" style:family="paragraph" style:parent-style-name="Text_20_body_20_indent">
      <style:text-properties officeooo:rsid="000bf204" officeooo:paragraph-rsid="000bf204"/>
    </style:style>
    <style:style style:name="P7" style:family="paragraph" style:parent-style-name="Text_20_body_20_indent">
      <style:paragraph-properties fo:margin-left="0.4925in" fo:margin-right="0in" fo:text-indent="0in" style:auto-text-indent="false"/>
    </style:style>
    <style:style style:name="P8" style:family="paragraph" style:parent-style-name="Text_20_body_20_indent">
      <style:paragraph-properties fo:margin-left="0.4925in" fo:margin-right="0in" fo:text-indent="0in" style:auto-text-indent="false"/>
      <style:text-properties officeooo:rsid="0009a7a6" officeooo:paragraph-rsid="000a068a"/>
    </style:style>
    <style:style style:name="P9" style:family="paragraph" style:parent-style-name="Text_20_body_20_indent">
      <style:paragraph-properties fo:margin-left="0.9846in" fo:margin-right="0in" fo:text-indent="0in" style:auto-text-indent="false"/>
      <style:text-properties officeooo:rsid="000cd559" officeooo:paragraph-rsid="000cd559"/>
    </style:style>
    <style:style style:name="P10" style:family="paragraph" style:parent-style-name="Standard">
      <style:text-properties officeooo:rsid="00039fbc" officeooo:paragraph-rsid="00039fbc"/>
    </style:style>
    <style:style style:name="P11" style:family="paragraph" style:parent-style-name="Standard">
      <style:text-properties officeooo:paragraph-rsid="00039fbc"/>
    </style:style>
    <style:style style:name="T1" style:family="text">
      <style:text-properties officeooo:rsid="00039fbc"/>
    </style:style>
    <style:style style:name="T2" style:family="text">
      <style:text-properties officeooo:rsid="000566af"/>
    </style:style>
    <style:style style:name="T3" style:family="text">
      <style:text-properties fo:font-variant="normal" fo:text-transform="none" fo:color="#333333" style:font-name="Armata" fo:font-size="12pt" fo:letter-spacing="normal" fo:font-style="normal" fo:font-weight="normal"/>
    </style:style>
    <style:style style:name="T4" style:family="text">
      <style:text-properties fo:font-variant="normal" fo:text-transform="none" fo:color="#333333" style:font-name="Armata" fo:font-size="12pt" fo:letter-spacing="normal" fo:font-style="normal" fo:font-weight="normal" officeooo:rsid="0005bf11"/>
    </style:style>
    <style:style style:name="T5" style:family="text">
      <style:text-properties fo:font-variant="normal" fo:text-transform="none" fo:color="#333333" style:font-name="Armata" fo:font-size="12pt" fo:letter-spacing="normal" fo:font-style="normal" fo:font-weight="normal" officeooo:rsid="0009a7a6"/>
    </style:style>
    <style:style style:name="T6" style:family="text">
      <style:text-properties fo:font-variant="normal" fo:text-transform="none" fo:color="#333333" style:font-name="Armata" fo:font-size="12pt" fo:letter-spacing="normal" fo:font-style="normal" fo:font-weight="normal" officeooo:rsid="000a068a"/>
    </style:style>
    <style:style style:name="T7" style:family="text">
      <style:text-properties officeooo:rsid="0005bf11"/>
    </style:style>
    <style:style style:name="T8" style:family="text">
      <style:text-properties officeooo:rsid="0009a7a6"/>
    </style:style>
    <style:style style:name="T9" style:family="text">
      <style:text-properties officeooo:rsid="000a068a"/>
    </style:style>
    <style:style style:name="T10" style:family="text">
      <style:text-properties officeooo:rsid="000b81d5"/>
    </style:style>
    <style:style style:name="T11" style:family="text">
      <style:text-properties officeooo:rsid="000bf2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elling lesson Problems</text:p>
      <text:p text:style-name="Text_20_body">Objective: Spaced repetition for each word without delaying introduction os new words.</text:p>
      <text:h text:style-name="Heading_20_3" text:outline-level="3">The problem:</text:h>
      <text:p text:style-name="P11"><text:span text:style-name="T1">1.<text:tab/>Each word needs five to seven repetitions of correct answers before retiring the word from instruction. Spacing of 1, </text:span><text:span text:style-name="T3">2, 3, 5, 8, 13 and 21 </text:span><text:span text:style-name="T4">days</text:span><text:span text:style-name="T3"> </text:span><text:span text:style-name="T4">is used by a European company. Any misspelling carries the student back to 1. </text:span><text:span text:style-name="T5">I might use a geometric progression of 1, 2, 4. 8, 16, 32, 64, </text:span><text:span text:style-name="T6">128</text:span></text:p>
      <text:p text:style-name="P10"/>
      <text:p text:style-name="P10">2.<text:tab/>Using the current structure that would mean one word per assignment with no link to a future assignment.</text:p>
      <text:p text:style-name="P10"/>
      <text:p text:style-name="P10">3.<text:tab/>The reason you could not link words is that you can't just do one word at a time. There must be some method of pausing an individual word for spaced repetition. The pausing of an individual word does not fit with the current structure of the tutor without pausing the entire lesson.</text:p>
      <text:h text:style-name="Heading_20_3" text:outline-level="3">Solutions:</text:h>
      <text:p text:style-name="P1">4.<text:tab/>One solution would be to have <text:span text:style-name="T7">many</text:span> instances of the spelling lesson running <text:span text:style-name="T2">one word. Each could link to 5 words different from any other assignment. It would take a minimum of 21 days to go to the next word. It would take a minimum of about 126 days to retire the lesson with no errors.</text:span></text:p>
      <text:p text:style-name="P3"><text:span text:style-name="T2">The lesson would be be post dated most of the time and thus not be active. The % time assigned could be large because of the constant post dating. Perhaps as large as 10% or more. This would mean that the word has a high likelihood of selection when not post dated, but a high likelihood of being inactive most of the time.</text:span></text:p>
      <text:p text:style-name="P3"><text:span text:style-name="T2">Experimentation would determine the number of parallel spelling lessons that could run simultaneously without hogging too much of the time block.</text:span></text:p>
      <text:p text:style-name="P4"/>
      <text:p text:style-name="P5">5.<text:tab/>One solution would be to make a more complex lesson that keeps track of individual words. This would require a database <text:span text:style-name="T10">t</text:span>able <text:span text:style-name="T10">to </text:span>keep track of all students and their <text:span text:style-name="T10">assigned</text:span> words. The complexity would be much greater. This goes contrary to the basic philosophy of the tutor to use simple lesson templates that remain modified only by <text:span text:style-name="T8">parameters.</text:span></text:p>
      <text:p text:style-name="P7"><text:span text:style-name="T8">a.<text:tab/>Assign 20 words sequentially by ordinal number..</text:span></text:p>
      <text:p text:style-name="P7"><text:span text:style-name="T8">b.<text:tab/>Pick a word at random from the list of 20 active words.</text:span></text:p>
      <text:p text:style-name="P8">c.<text:tab/>If the word is misspelled leave in the active 20 words.</text:p>
      <text:p text:style-name="P8"><text:span text:style-name="T9">d.<text:tab/></text:span>Otherwise <text:span text:style-name="T9">postdate</text:span> <text:span text:style-name="T9">to one of 8 progression levels – 0, 1, 2, 4, 8, 16, 32, 64, 128 days hence and mark the progression stage. The 0 has never been assigned. 1 is currently assigned.</text:span></text:p>
      <text:p text:style-name="P7">e.<text:tab/>At the start of a spelling assignment get all level 1 words. Get count. Add new words to top off at 20 words. Select a word at random from the 20. Deliver the lesson. If correct post date<text:span text:style-name="T10"> </text:span><text:soft-page-break/><text:span text:style-name="T10">corresponding to the progression stage. Reset the progression stage. Check for required # of spelling words. When done, select a new lesson. If the word is missed Dialog box to reveal the spelling and require student to retype it – perhaps as many as 5 times. Then reset the word to level 1 and move on.</text:span></text:p>
      <text:p text:style-name="P9">This will result in a very large database. It might need to be subdivided by school or geographical region.</text:p>
      <text:p text:style-name="Text_20_body_20_indent"/>
      <text:p text:style-name="Text_20_body_20_indent">Task 1. <text:span text:style-name="T11">Do log in screen.</text:span></text:p>
      <text:p text:style-name="P6">Task 2. Set Spelling to 1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mata" svg:font-family="Armata,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m Fuqua</meta:initial-creator>
    <meta:creation-date>2014-12-30T09:38:21.408259131</meta:creation-date>
    <dc:date>2015-01-02T12:06:08.329680769</dc:date>
    <dc:creator>Jim Fuqua</dc:creator>
    <meta:editing-duration>P3DT1H40M53S</meta:editing-duration>
    <meta:editing-cycles>4</meta:editing-cycles>
    <meta:generator>LibreOffice/4.2.7.2$Linux_X86_64 LibreOffice_project/420m0$Build-2</meta:generator>
    <meta:document-statistic meta:table-count="0" meta:image-count="0" meta:object-count="0" meta:page-count="2" meta:paragraph-count="19" meta:word-count="541" meta:character-count="2931" meta:non-whitespace-character-count="2407"/>
  </office:meta>
</office:document-meta>
</file>